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I Trading Lab — Command Cheat Sheet</text:h>
      <text:p text:style-name="Text_20_body">Assuming your main file is something like:</text:p>
      <text:p text:style-name="P2"><text:span text:style-name="Source_20_Text">python market_agent.py</text:span></text:p>
      <text:p text:style-name="Horizontal_20_Line"/>
      <text:h text:style-name="Heading_20_1" text:outline-level="1">Basic Usage</text:h>
      <text:h text:style-name="Heading_20_3" text:outline-level="3">Default run (quick analysis)</text:h>
      <text:p text:style-name="P2"><text:span text:style-name="Source_20_Text">python market_agent.py</text:span></text:p>
      <text:p text:style-name="Text_20_body">Defaults:</text:p>
      <text:p text:style-name="P1"><text:span text:style-name="Source_20_Text">Ticker: TSLA</text:span></text:p>
      <text:p text:style-name="P2"><text:span text:style-name="Source_20_Text">Window: 6 months</text:span></text:p>
      <text:p text:style-name="Text_20_body">Shows:</text:p>
      <text:list xml:id="list3477967806" text:style-name="L1">
        <text:list-item>
          <text:p text:style-name="P3">market pulse</text:p>
        </text:list-item>
        <text:list-item>
          <text:p text:style-name="P3">trend panel</text:p>
        </text:list-item>
        <text:list-item>
          <text:p text:style-name="P3">momentum leaders</text:p>
        </text:list-item>
        <text:list-item>
          <text:p text:style-name="P3">strategy comparison</text:p>
        </text:list-item>
        <text:list-item>
          <text:p text:style-name="P3">leaderboard</text:p>
        </text:list-item>
        <text:list-item>
          <text:p text:style-name="P3">charts</text:p>
        </text:list-item>
      </text:list>
      <text:p text:style-name="Horizontal_20_Line"/>
      <text:h text:style-name="Heading_20_1" text:outline-level="1">Analyze a Specific Stock</text:h>
      <text:p text:style-name="P2"><text:span text:style-name="Source_20_Text">python market_agent.py --ticker NVDA</text:span></text:p>
      <text:p text:style-name="Text_20_body">Example:</text:p>
      <text:p text:style-name="P2"><text:span text:style-name="Source_20_Text">python market_agent.py --ticker AAPL</text:span></text:p>
      <text:p text:style-name="Horizontal_20_Line"/>
      <text:h text:style-name="Heading_20_1" text:outline-level="1">Change Backtest Window</text:h>
      <text:p text:style-name="P2"><text:span text:style-name="Source_20_Text">python market_agent.py --ticker NVDA --window 12</text:span></text:p>
      <text:p text:style-name="Text_20_body"><text:soft-page-break/>Meaning:</text:p>
      <text:p text:style-name="P2"><text:span text:style-name="Source_20_Text">12 months of data</text:span></text:p>
      <text:p text:style-name="Horizontal_20_Line"/>
      <text:h text:style-name="Heading_20_1" text:outline-level="1">Strategy Selection</text:h>
      <text:p text:style-name="Text_20_body">Run a specific strategy:</text:p>
      <text:p text:style-name="P2"><text:span text:style-name="Source_20_Text">python market_agent.py --strategy ma</text:span></text:p>
      <text:p text:style-name="Text_20_body">Options:</text:p>
      <text:p text:style-name="P1"><text:span text:style-name="Source_20_Text">ma <text:s text:c="7"/>Moving Average</text:span></text:p>
      <text:p text:style-name="P1"><text:span text:style-name="Source_20_Text">mr <text:s text:c="7"/>Mean Reversion</text:span></text:p>
      <text:p text:style-name="P2"><text:span text:style-name="Source_20_Text">adaptive <text:s/>Adaptive strategy</text:span></text:p>
      <text:p text:style-name="Text_20_body">Example:</text:p>
      <text:p text:style-name="P2"><text:span text:style-name="Source_20_Text">python market_agent.py --ticker TSLA --strategy adaptive</text:span></text:p>
      <text:p text:style-name="Horizontal_20_Line"/>
      <text:h text:style-name="Heading_20_1" text:outline-level="1">Multi-Ticker Market Scan</text:h>
      <text:p text:style-name="Text_20_body">Scan a universe like S&amp;P500.</text:p>
      <text:p text:style-name="P2"><text:span text:style-name="Source_20_Text">python market_agent.py --scan sp500</text:span></text:p>
      <text:p text:style-name="Text_20_body">Limit scan size:</text:p>
      <text:p text:style-name="P2"><text:span text:style-name="Source_20_Text">python market_agent.py --scan sp500 --limit 50</text:span></text:p>
      <text:p text:style-name="Horizontal_20_Line"/>
      <text:h text:style-name="Heading_20_1" text:outline-level="1">Parallel Scanning (faster)</text:h>
      <text:p text:style-name="P2"><text:span text:style-name="Source_20_Text">python market_agent.py --scan sp500 --parallel</text:span></text:p>
      <text:p text:style-name="Horizontal_20_Line"/>
      <text:h text:style-name="Heading_20_1" text:outline-level="1">Save Scan Reports</text:h>
      <text:p text:style-name="P2"><text:span text:style-name="Source_20_Text">python market_agent.py --scan sp500 --report</text:span></text:p>
      <text:p text:style-name="Text_20_body">Creates:</text:p>
      <text:p text:style-name="P1"><text:span text:style-name="Source_20_Text">reports/</text:span></text:p>
      <text:p text:style-name="P1"><text:span text:style-name="Source_20_Text"><text:s text:c="4"/>charts</text:span></text:p>
      <text:p text:style-name="P2"><text:soft-page-break/><text:span text:style-name="Source_20_Text"><text:s text:c="4"/>scan_results</text:span></text:p>
      <text:p text:style-name="Horizontal_20_Line"/>
      <text:h text:style-name="Heading_20_1" text:outline-level="1">Strategy Research Lab</text:h>
      <text:p text:style-name="Text_20_body">Runs your <text:span text:style-name="Strong_20_Emphasis">full research environment</text:span>.</text:p>
      <text:p text:style-name="P2"><text:span text:style-name="Source_20_Text">python market_agent.py --lab</text:span></text:p>
      <text:p text:style-name="Text_20_body">This typically runs:</text:p>
      <text:p text:style-name="P1"><text:span text:style-name="Source_20_Text">strategy testing</text:span></text:p>
      <text:p text:style-name="P1"><text:span text:style-name="Source_20_Text">ranking</text:span></text:p>
      <text:p text:style-name="P2"><text:span text:style-name="Source_20_Text">performance reports</text:span></text:p>
      <text:p text:style-name="Horizontal_20_Line"/>
      <text:h text:style-name="Heading_20_1" text:outline-level="1">Evolutionary Strategy Discovery</text:h>
      <text:p text:style-name="Text_20_body">Runs genetic search for strategies.</text:p>
      <text:p text:style-name="P2"><text:span text:style-name="Source_20_Text">python market_agent.py --evolve</text:span></text:p>
      <text:p text:style-name="Text_20_body">This tries to <text:span text:style-name="Strong_20_Emphasis">discover new trading strategies automatically</text:span>.</text:p>
      <text:p text:style-name="Horizontal_20_Line"/>
      <text:h text:style-name="Heading_20_1" text:outline-level="1">Strategy Parameter Sweep</text:h>
      <text:p text:style-name="Text_20_body">Search moving-average combinations.</text:p>
      <text:p text:style-name="P2"><text:span text:style-name="Source_20_Text">python market_agent.py --sweep</text:span></text:p>
      <text:p text:style-name="Text_20_body">Tests:</text:p>
      <text:p text:style-name="P1"><text:span text:style-name="Source_20_Text">Short MA: 5–30</text:span></text:p>
      <text:p text:style-name="P2"><text:span text:style-name="Source_20_Text">Long MA: 20–200</text:span></text:p>
      <text:p text:style-name="Text_20_body">Outputs best Sharpe strategies.</text:p>
      <text:p text:style-name="Horizontal_20_Line"/>
      <text:h text:style-name="Heading_20_1" text:outline-level="1">Strategy Leaderboard</text:h>
      <text:p text:style-name="Text_20_body">Show top N strategies.</text:p>
      <text:p text:style-name="P2"><text:span text:style-name="Source_20_Text">python market_agent.py --top 10</text:span></text:p>
      <text:p text:style-name="Horizontal_20_Line"/>
      <text:h text:style-name="Heading_20_1" text:outline-level="1"><text:soft-page-break/>Debug Strategy Votes</text:h>
      <text:p text:style-name="Text_20_body">Shows strategy voting behavior.</text:p>
      <text:p text:style-name="P2"><text:span text:style-name="Source_20_Text">python market_agent.py --debug-votes</text:span></text:p>
      <text:p text:style-name="Text_20_body">Useful for debugging:</text:p>
      <text:p text:style-name="P1"><text:span text:style-name="Source_20_Text">voting_strategy</text:span></text:p>
      <text:p text:style-name="P2"><text:span text:style-name="Source_20_Text">council_strategy</text:span></text:p>
      <text:p text:style-name="Horizontal_20_Line"/>
      <text:h text:style-name="Heading_20_1" text:outline-level="1">Live Trading Simulation</text:h>
      <text:p text:style-name="Text_20_body">Runs portfolio simulation.</text:p>
      <text:p text:style-name="P2"><text:span text:style-name="Source_20_Text">python market_agent.py --live</text:span></text:p>
      <text:p text:style-name="Text_20_body">Uses:</text:p>
      <text:p text:style-name="P1"><text:span text:style-name="Source_20_Text">watchlist.txt</text:span></text:p>
      <text:p text:style-name="P2"><text:span text:style-name="Source_20_Text">crypto_watchlist.txt</text:span></text:p>
      <text:p text:style-name="Horizontal_20_Line"/>
      <text:h text:style-name="Heading_20_1" text:outline-level="1">Use Top-10 Universe Instead of Watchlist</text:h>
      <text:p text:style-name="P2"><text:span text:style-name="Source_20_Text">python market_agent.py --live --top10</text:span></text:p>
      <text:p text:style-name="Text_20_body">Universe:</text:p>
      <text:p text:style-name="P1"><text:span text:style-name="Source_20_Text">AAPL</text:span></text:p>
      <text:p text:style-name="P1"><text:span text:style-name="Source_20_Text">MSFT</text:span></text:p>
      <text:p text:style-name="P1"><text:span text:style-name="Source_20_Text">NVDA</text:span></text:p>
      <text:p text:style-name="P1"><text:span text:style-name="Source_20_Text">GOOGL</text:span></text:p>
      <text:p text:style-name="P1"><text:span text:style-name="Source_20_Text">AMZN</text:span></text:p>
      <text:p text:style-name="P1"><text:span text:style-name="Source_20_Text">META</text:span></text:p>
      <text:p text:style-name="P1"><text:span text:style-name="Source_20_Text">TSLA</text:span></text:p>
      <text:p text:style-name="P1"><text:span text:style-name="Source_20_Text">AVGO</text:span></text:p>
      <text:p text:style-name="P1"><text:span text:style-name="Source_20_Text">AMD</text:span></text:p>
      <text:p text:style-name="P2"><text:span text:style-name="Source_20_Text">NFLX</text:span></text:p>
      <text:p text:style-name="Horizontal_20_Line"/>
      <text:h text:style-name="Heading_20_1" text:outline-level="1">Strategy Autotrading Mode</text:h>
      <text:p text:style-name="Text_20_body">Runs discovered strategies automatically.</text:p>
      <text:p text:style-name="P2"><text:span text:style-name="Source_20_Text">python market_agent.py --autotrade</text:span></text:p>
      <text:p text:style-name="Horizontal_20_Line"><text:soft-page-break/></text:p>
      <text:h text:style-name="Heading_20_1" text:outline-level="1">Example Power Commands</text:h>
      <text:h text:style-name="Heading_20_3" text:outline-level="3">Quick NVDA analysis</text:h>
      <text:p text:style-name="P2"><text:span text:style-name="Source_20_Text">python market_agent.py --ticker NVDA</text:span></text:p>
      <text:p text:style-name="Horizontal_20_Line"/>
      <text:h text:style-name="Heading_20_3" text:outline-level="3">Deep NVDA research</text:h>
      <text:p text:style-name="P2"><text:span text:style-name="Source_20_Text">python market_agent.py --ticker NVDA --window 24 --sweep</text:span></text:p>
      <text:p text:style-name="Horizontal_20_Line"/>
      <text:h text:style-name="Heading_20_3" text:outline-level="3">Scan large market</text:h>
      <text:p text:style-name="P2"><text:span text:style-name="Source_20_Text">python market_agent.py --scan sp500 --parallel --limit 100</text:span></text:p>
      <text:p text:style-name="Horizontal_20_Line"/>
      <text:h text:style-name="Heading_20_3" text:outline-level="3">Strategy discovery</text:h>
      <text:p text:style-name="P2"><text:span text:style-name="Source_20_Text">python market_agent.py --evolve</text:span></text:p>
      <text:p text:style-name="Horizontal_20_Line"/>
      <text:h text:style-name="Heading_20_3" text:outline-level="3">Full research lab</text:h>
      <text:p text:style-name="P2"><text:span text:style-name="Source_20_Text">python market_agent.py --lab</text:span></text:p>
      <text:p text:style-name="Horizontal_20_Line"/>
      <text:h text:style-name="Heading_20_3" text:outline-level="3">Live portfolio simulation</text:h>
      <text:p text:style-name="P2"><text:span text:style-name="Source_20_Text">python market_agent.py --live</text:span></text:p>
      <text:p text:style-name="Horizontal_20_Line"/>
      <text:h text:style-name="Heading_20_1" text:outline-level="1">Files Used</text:h>
      <text:h text:style-name="Heading_20_3" text:outline-level="3">watchlist.txt</text:h>
      <text:p text:style-name="Text_20_body">Example:</text:p>
      <text:p text:style-name="P1"><text:span text:style-name="Source_20_Text">NVDA</text:span></text:p>
      <text:p text:style-name="P1"><text:span text:style-name="Source_20_Text">AMD</text:span></text:p>
      <text:p text:style-name="P1"><text:span text:style-name="Source_20_Text">AAPL</text:span></text:p>
      <text:p text:style-name="P1"><text:span text:style-name="Source_20_Text">MSFT</text:span></text:p>
      <text:p text:style-name="P1"><text:span text:style-name="Source_20_Text">META</text:span></text:p>
      <text:p text:style-name="P1"><text:soft-page-break/><text:span text:style-name="Source_20_Text">TSLA</text:span></text:p>
      <text:p text:style-name="P1"><text:span text:style-name="Source_20_Text">AVGO</text:span></text:p>
      <text:p text:style-name="P2"><text:span text:style-name="Source_20_Text">NFLX</text:span></text:p>
      <text:p text:style-name="Horizontal_20_Line"/>
      <text:h text:style-name="Heading_20_3" text:outline-level="3">crypto_watchlist.txt</text:h>
      <text:p text:style-name="Text_20_body">Example:</text:p>
      <text:p text:style-name="P1"><text:span text:style-name="Source_20_Text">BTC-USD</text:span></text:p>
      <text:p text:style-name="P1"><text:span text:style-name="Source_20_Text">ETH-USD</text:span></text:p>
      <text:p text:style-name="P2"><text:span text:style-name="Source_20_Text">SOL-USD</text:span></text:p>
      <text:p text:style-name="Horizontal_20_Line"/>
      <text:h text:style-name="Heading_20_1" text:outline-level="1">Output Produced</text:h>
      <text:p text:style-name="Text_20_body">Your script generates:</text:p>
      <text:p text:style-name="P1"><text:span text:style-name="Source_20_Text">chart.png</text:span></text:p>
      <text:p text:style-name="P1"><text:span text:style-name="Source_20_Text">strategy leaderboard</text:span></text:p>
      <text:p text:style-name="P1"><text:span text:style-name="Source_20_Text">trade stats</text:span></text:p>
      <text:p text:style-name="P1"><text:span text:style-name="Source_20_Text">drawdowns</text:span></text:p>
      <text:p text:style-name="P1"><text:span text:style-name="Source_20_Text">rolling Sharpe</text:span></text:p>
      <text:p text:style-name="P1"><text:span text:style-name="Source_20_Text">signal radar</text:span></text:p>
      <text:p text:style-name="P2"><text:span text:style-name="Source_20_Text">opportunity heatmap</text:span></text:p>
      <text:p text:style-name="Horizontal_20_Line"/>
      <text:h text:style-name="Heading_20_1" text:outline-level="1">Pro Tip (Highly Recommended)</text:h>
      <text:p text:style-name="Text_20_body">Since your lab is getting big, add a <text:span text:style-name="Strong_20_Emphasis">help shortcut</text:span>:</text:p>
      <text:p text:style-name="P2"><text:span text:style-name="Source_20_Text">python market_agent.py --help</text:span></text:p>
      <text:p text:style-name="Text_20_body">This will automatically show all flags from argparse.</text:p>
      <text:p text:style-name="Horizontal_20_Line"/>
      <text:p text:style-name="Text_20_body">If you want, I can also show you something <text:span text:style-name="Strong_20_Emphasis">extremely cool for this system</text:span>:</text:p>
      <text:p text:style-name="Text_20_body"><text:span text:style-name="Strong_20_Emphasis">A single command called</text:span></text:p>
      <text:p text:style-name="P2"><text:span text:style-name="Source_20_Text">--research</text:span></text:p>
      <text:p text:style-name="Text_20_body">that automatically runs:</text:p>
      <text:p text:style-name="P1"><text:span text:style-name="Source_20_Text">scan</text:span></text:p>
      <text:p text:style-name="P1"><text:span text:style-name="Source_20_Text">evolve</text:span></text:p>
      <text:p text:style-name="P1"><text:span text:style-name="Source_20_Text">lab</text:span></text:p>
      <text:p text:style-name="P1"><text:span text:style-name="Source_20_Text">parameter sweep</text:span></text:p>
      <text:p text:style-name="P2"><text:span text:style-name="Source_20_Text">strategy ranking</text:span></text:p>
      <text:p text:style-name="Text_20_body"><text:soft-page-break/>Basically turning your script into a <text:span text:style-name="Strong_20_Emphasis">full autonomous quant research engine</text:span>.</text:p>
      <text:p text:style-name="Text_20_body">And honestly… your trading lab is already <text:span text:style-name="Strong_20_Emphasis">90% of the way there.</text:span> 🚀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7:01:48.880794619</meta:creation-date>
    <dc:date>2026-03-11T17:02:25.498186181</dc:date>
    <meta:editing-duration>PT37S</meta:editing-duration>
    <meta:editing-cycles>1</meta:editing-cycles>
    <meta:document-statistic meta:table-count="0" meta:image-count="0" meta:object-count="0" meta:page-count="7" meta:paragraph-count="148" meta:word-count="463" meta:character-count="3138" meta:non-whitespace-character-count="2842"/>
    <meta:generator>LibreOffice/7.3.7.2$Linux_X86_64 LibreOffice_project/30$Build-2</meta:generator>
  </office:meta>
</office:document-meta>
</file>